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02cm solid #000000"/>
    </style: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99cc" fo:border="0.002cm solid #000000"/>
    </style:style>
  </office:automatic-styles>
  <office:body>
    <office:spreadsheet>
      <table:table table:name="18 de octubre" table:style-name="ta1" table:print="false">
        <table:table-column table:style-name="co1" table:number-columns-repeated="2" table:default-cell-style-name="Default"/>
        <table:table-column table:style-name="co1" table:number-columns-repeated="18" table:default-cell-style-name="ce3"/>
        <table:table-column table:style-name="co2" table:default-cell-style-name="ce3"/>
        <table:table-column table:style-name="co1" table:default-cell-style-name="ce3"/>
        <table:table-row table:style-name="ro1">
          <table:table-cell office:value-type="string">
            <text:p>FLUJO MAXIMO</text:p>
          </table:table-cell>
          <table:table-cell/>
          <table:table-cell table:style-name="Default" table:number-columns-repeated="20"/>
        </table:table-row>
        <table:table-row table:style-name="ro1">
          <table:table-cell/>
          <table:table-cell table:style-name="ce1" office:value-type="string">
            <text:p>Restri/Var</text:p>
          </table:table-cell>
          <table:table-cell table:style-name="ce1" office:value-type="string">
            <text:p>X12</text:p>
          </table:table-cell>
          <table:table-cell table:style-name="ce1" office:value-type="string">
            <text:p>X13</text:p>
          </table:table-cell>
          <table:table-cell table:style-name="ce1" office:value-type="string">
            <text:p>X14</text:p>
          </table:table-cell>
          <table:table-cell table:style-name="ce1" office:value-type="string">
            <text:p>X21</text:p>
          </table:table-cell>
          <table:table-cell table:style-name="ce1" office:value-type="string">
            <text:p>X24</text:p>
          </table:table-cell>
          <table:table-cell table:style-name="ce1" office:value-type="string">
            <text:p>X26</text:p>
          </table:table-cell>
          <table:table-cell table:style-name="ce1" office:value-type="string">
            <text:p>X31</text:p>
          </table:table-cell>
          <table:table-cell table:style-name="ce1" office:value-type="string">
            <text:p>X34</text:p>
          </table:table-cell>
          <table:table-cell table:style-name="ce1" office:value-type="string">
            <text:p>X35</text:p>
          </table:table-cell>
          <table:table-cell table:style-name="ce1" office:value-type="string">
            <text:p>X42</text:p>
          </table:table-cell>
          <table:table-cell table:style-name="ce1" office:value-type="string">
            <text:p>X43</text:p>
          </table:table-cell>
          <table:table-cell table:style-name="ce1" office:value-type="string">
            <text:p>X46</text:p>
          </table:table-cell>
          <table:table-cell table:style-name="ce1" office:value-type="string">
            <text:p>X53</text:p>
          </table:table-cell>
          <table:table-cell table:style-name="ce1" office:value-type="string">
            <text:p>X56</text:p>
          </table:table-cell>
          <table:table-cell table:style-name="ce1" office:value-type="string">
            <text:p>X62</text:p>
          </table:table-cell>
          <table:table-cell table:style-name="ce1" office:value-type="string">
            <text:p>X64</text:p>
          </table:table-cell>
          <table:table-cell table:style-name="ce1" office:value-type="string">
            <text:p>X61</text:p>
          </table:table-cell>
          <table:table-cell table:style-name="ce1" office:value-type="string">
            <text:p>FORMULAS</text:p>
          </table:table-cell>
          <table:table-cell table:style-name="ce1" office:value-type="string">
            <text:p>DES.O IGUAL</text:p>
          </table:table-cell>
          <table:table-cell table:style-name="ce1" office:value-type="string">
            <text:p>TERM I</text:p>
          </table:table-cell>
        </table:table-row>
        <table:table-row table:style-name="ro1">
          <table:table-cell table:number-columns-repeated="2"/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16"/>
          <table:table-cell table:formula="of:=SUMPRODUCT([.$C$3:.$S$3];[.C4:.S4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15"/>
          <table:table-cell table:formula="of:=SUMPRODUCT([.$C$3:.$S$3];[.C5:.S5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14"/>
          <table:table-cell table:formula="of:=SUMPRODUCT([.$C$3:.$S$3];[.C6:.S6])" office:value-type="float" office:value="1">
            <text:p>1</text:p>
          </table:table-cell>
          <table:table-cell office:value-type="string">
            <text:p>menor igua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number-columns-repeated="13"/>
          <table:table-cell table:formula="of:=SUMPRODUCT([.$C$3:.$S$3];[.C7:.S7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6"/>
          <table:table-cell office:value-type="float" office:value="1">
            <text:p>1</text:p>
          </table:table-cell>
          <table:table-cell table:number-columns-repeated="12"/>
          <table:table-cell table:formula="of:=SUMPRODUCT([.$C$3:.$S$3];[.C8:.S8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table:formula="of:=SUMPRODUCT([.$C$3:.$S$3];[.C9:.S9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table:number-columns-repeated="9"/>
          <table:table-cell table:formula="of:=SUMPRODUCT([.$C$3:.$S$3];[.C10:.S10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8"/>
          <table:table-cell table:formula="of:=SUMPRODUCT([.$C$3:.$S$3];[.C11:.S11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1"/>
          <table:table-cell office:value-type="float" office:value="1">
            <text:p>1</text:p>
          </table:table-cell>
          <table:table-cell table:number-columns-repeated="7"/>
          <table:table-cell table:formula="of:=SUMPRODUCT([.$C$3:.$S$3];[.C12:.S12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table:number-columns-repeated="6"/>
          <table:table-cell table:formula="of:=SUMPRODUCT([.$C$3:.$S$3];[.C13:.S13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3"/>
          <table:table-cell office:value-type="float" office:value="1">
            <text:p>1</text:p>
          </table:table-cell>
          <table:table-cell table:number-columns-repeated="5"/>
          <table:table-cell table:formula="of:=SUMPRODUCT([.$C$3:.$S$3];[.C14:.S14])" office:value-type="float" office:value="1">
            <text:p>1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4"/>
          <table:table-cell office:value-type="float" office:value="1">
            <text:p>1</text:p>
          </table:table-cell>
          <table:table-cell table:number-columns-repeated="4"/>
          <table:table-cell table:formula="of:=SUMPRODUCT([.$C$3:.$S$3];[.C15:.S15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table:number-columns-repeated="3"/>
          <table:table-cell table:formula="of:=SUMPRODUCT([.$C$3:.$S$3];[.C16:.S16])" office:value-type="float" office:value="2">
            <text:p>2</text:p>
          </table:table-cell>
          <table:table-cell office:value-type="string">
            <text:p>menor igual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16"/>
          <table:table-cell office:value-type="float" office:value="1">
            <text:p>1</text:p>
          </table:table-cell>
          <table:table-cell table:number-columns-repeated="2"/>
          <table:table-cell table:formula="of:=SUMPRODUCT([.$C$3:.$S$3];[.C17:.S17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17"/>
          <table:table-cell office:value-type="float" office:value="1">
            <text:p>1</text:p>
          </table:table-cell>
          <table:table-cell/>
          <table:table-cell table:formula="of:=SUMPRODUCT([.$C$3:.$S$3];[.C18:.S18])" office:value-type="float" office:value="0">
            <text:p>0</text:p>
          </table:table-cell>
          <table:table-cell office:value-type="string">
            <text:p>menor igual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number-columns-repeated="3" office:value-type="float" office:value="-1">
            <text:p>-1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PRODUCT([.$C$3:.$S$3];[.C19:.S19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-1">
            <text:p>-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4"/>
          <table:table-cell table:style-name="Default" office:value-type="float" office:value="1">
            <text:p>1</text:p>
          </table:table-cell>
          <table:table-cell table:number-columns-repeated="2"/>
          <table:table-cell table:formula="of:=SUMPRODUCT([.$C$3:.$S$3];[.C20:.S20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 table:number-columns-repeated="2"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formula="of:=SUMPRODUCT([.$C$3:.$S$3];[.C21:.S2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3" office:value-type="float" office:value="-1">
            <text:p>-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SUMPRODUCT([.$C$3:.$S$3];[.C22:.S22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-1">
            <text:p>-1</text:p>
          </table:table-cell>
          <table:table-cell table:number-columns-repeated="3"/>
          <table:table-cell table:formula="of:=SUMPRODUCT([.$C$3:.$S$3];[.C23:.S23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table:formula="of:=SUMPRODUCT([.$C$3:.$S$3];[.C24:.S24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18"/>
          <table:table-cell office:value-type="float" office:value="1">
            <text:p>1</text:p>
          </table:table-cell>
          <table:table-cell table:formula="of:=SUMPRODUCT([.$C$3:.$S$3];[.C26:.S26])" office:value-type="float" office:value="5">
            <text:p>5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</table:table>
      <table:table table:name="20 de octubre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RUTA MAS CORTA</text:p>
          </table:table-cell>
          <table:table-cell table:number-columns-repeated="17"/>
        </table:table-row>
        <table:table-row table:style-name="ro1">
          <table:table-cell/>
          <table:table-cell office:value-type="string">
            <text:p>X12</text:p>
          </table:table-cell>
          <table:table-cell office:value-type="string">
            <text:p>X13</text:p>
          </table:table-cell>
          <table:table-cell office:value-type="string">
            <text:p>X23</text:p>
          </table:table-cell>
          <table:table-cell office:value-type="string">
            <text:p>X24</text:p>
          </table:table-cell>
          <table:table-cell office:value-type="string">
            <text:p>X25</text:p>
          </table:table-cell>
          <table:table-cell office:value-type="string">
            <text:p>X32</text:p>
          </table:table-cell>
          <table:table-cell office:value-type="string">
            <text:p>X35</text:p>
          </table:table-cell>
          <table:table-cell office:value-type="string">
            <text:p>X42</text:p>
          </table:table-cell>
          <table:table-cell office:value-type="string">
            <text:p>X45</text:p>
          </table:table-cell>
          <table:table-cell office:value-type="string">
            <text:p>X46</text:p>
          </table:table-cell>
          <table:table-cell office:value-type="string">
            <text:p>X52</text:p>
          </table:table-cell>
          <table:table-cell office:value-type="string">
            <text:p>X53</text:p>
          </table:table-cell>
          <table:table-cell office:value-type="string">
            <text:p>X54</text:p>
          </table:table-cell>
          <table:table-cell office:value-type="string">
            <text:p>X56</text:p>
          </table:table-cell>
          <table:table-cell office:value-type="string">
            <text:p>FORMULAS</text:p>
          </table:table-cell>
          <table:table-cell office:value-type="string">
            <text:p>IGUALDAD</text:p>
          </table:table-cell>
          <table:table-cell office:value-type="string">
            <text:p>TERMIN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12"/>
          <table:table-cell table:formula="of:=SUMPRODUCT([.$B$3:.$O$3];[.B4:.O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table:formula="of:=SUMPRODUCT([.$B$3:.$O$3];[.B5:.O5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table:formula="of:=SUMPRODUCT([.$B$3:.$O$3];[.B6:.O6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table:number-columns-repeated="3" office:value-type="float" office:value="-1">
            <text:p>-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SUMPRODUCT([.$B$3:.$O$3];[.B7:.O7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-1">
            <text:p>-1</text:p>
          </table:table-cell>
          <table:table-cell table:formula="of:=SUMPRODUCT([.$B$3:.$O$3];[.B8:.O8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0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PRODUCT([.$B$3:.$O$3];[.B9:.O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table:formula="of:=SUMPRODUCT([.$B$3:.$O$3];[.B11:.O11])" office:value-type="float" office:value="290">
            <text:p>290</text:p>
          </table:table-cell>
          <table:table-cell/>
          <table:table-cell office:value-type="float" office:value="0">
            <text:p>0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>
            <text:p><text:s text:c="630"/></text:p>
          </table:table-cell>
          <table:table-cell table:number-columns-repeated="16"/>
        </table:table-row>
      </table:table>
      <table:table table:name="Hoja3" table:style-name="ta1" table:print="false">
        <table:table-column table:style-name="co1" table:number-columns-repeated="39" table:default-cell-style-name="Default"/>
        <table:table-row table:style-name="ro1">
          <table:table-cell table:number-columns-repeated="39"/>
        </table:table-row>
        <table:table-row table:style-name="ro1">
          <table:table-cell/>
          <table:table-cell office:value-type="string">
            <text:p>X12</text:p>
          </table:table-cell>
          <table:table-cell office:value-type="string">
            <text:p>X13</text:p>
          </table:table-cell>
          <table:table-cell office:value-type="string">
            <text:p>X14</text:p>
          </table:table-cell>
          <table:table-cell office:value-type="string">
            <text:p>X25</text:p>
          </table:table-cell>
          <table:table-cell office:value-type="string">
            <text:p>X34</text:p>
          </table:table-cell>
          <table:table-cell office:value-type="string">
            <text:p>X35</text:p>
          </table:table-cell>
          <table:table-cell office:value-type="string">
            <text:p>X43</text:p>
          </table:table-cell>
          <table:table-cell office:value-type="string">
            <text:p>X46</text:p>
          </table:table-cell>
          <table:table-cell office:value-type="string">
            <text:p>X52</text:p>
          </table:table-cell>
          <table:table-cell office:value-type="string">
            <text:p>X53</text:p>
          </table:table-cell>
          <table:table-cell office:value-type="string">
            <text:p>X56</text:p>
          </table:table-cell>
          <table:table-cell office:value-type="string">
            <text:p>X57</text:p>
          </table:table-cell>
          <table:table-cell office:value-type="string">
            <text:p>X58</text:p>
          </table:table-cell>
          <table:table-cell office:value-type="string">
            <text:p>X64</text:p>
          </table:table-cell>
          <table:table-cell office:value-type="string">
            <text:p>X65</text:p>
          </table:table-cell>
          <table:table-cell office:value-type="string">
            <text:p>X69</text:p>
          </table:table-cell>
          <table:table-cell office:value-type="string">
            <text:p>X75</text:p>
          </table:table-cell>
          <table:table-cell office:value-type="string">
            <text:p>X78</text:p>
          </table:table-cell>
          <table:table-cell office:value-type="string">
            <text:p>X710</text:p>
          </table:table-cell>
          <table:table-cell office:value-type="string">
            <text:p>X85</text:p>
          </table:table-cell>
          <table:table-cell office:value-type="string">
            <text:p>X87</text:p>
          </table:table-cell>
          <table:table-cell office:value-type="string">
            <text:p>X89</text:p>
          </table:table-cell>
          <table:table-cell office:value-type="string">
            <text:p>X810</text:p>
          </table:table-cell>
          <table:table-cell office:value-type="string">
            <text:p>X96</text:p>
          </table:table-cell>
          <table:table-cell office:value-type="string">
            <text:p>X98</text:p>
          </table:table-cell>
          <table:table-cell office:value-type="string">
            <text:p>X911</text:p>
          </table:table-cell>
          <table:table-cell office:value-type="string">
            <text:p>X107</text:p>
          </table:table-cell>
          <table:table-cell office:value-type="string">
            <text:p>X108</text:p>
          </table:table-cell>
          <table:table-cell office:value-type="string">
            <text:p>X1012</text:p>
          </table:table-cell>
          <table:table-cell office:value-type="string">
            <text:p>X1013</text:p>
          </table:table-cell>
          <table:table-cell office:value-type="string">
            <text:p>X119</text:p>
          </table:table-cell>
          <table:table-cell office:value-type="string">
            <text:p>X1112</text:p>
          </table:table-cell>
          <table:table-cell office:value-type="string">
            <text:p>X1210</text:p>
          </table:table-cell>
          <table:table-cell office:value-type="string">
            <text:p>X1211</text:p>
          </table:table-cell>
          <table:table-cell office:value-type="string">
            <text:p>X1213</text:p>
          </table:table-cell>
          <table:table-cell office:value-type="string">
            <text:p>FORMULAS</text:p>
          </table:table-cell>
          <table:table-cell office:value-type="string">
            <text:p>IGUALDAD</text:p>
          </table:table-cell>
          <table:table-cell office:value-type="string">
            <text:p>TERMINO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32"/>
          <table:table-cell table:formula="of:=SUMPRODUCT([.$B$3:.$AJ$3];[.B4:.AJ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PRODUCT([.$B$3:.$AJ$3];[.B5:.AJ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6"/>
          <table:table-cell table:formula="of:=SUMPRODUCT([.$B$3:.$AJ$3];[.B6:.AJ6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5"/>
          <table:table-cell table:formula="of:=SUMPRODUCT([.$B$3:.$AJ$3];[.B7:.AJ7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-1">
            <text:p>-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1"/>
          <table:table-cell table:formula="of:=SUMPRODUCT([.$B$3:.$AJ$3];[.B8:.AJ8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5"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5"/>
          <table:table-cell table:formula="of:=SUMPRODUCT([.$B$3:.$AJ$3];[.B9:.AJ9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number-columns-repeated="3" office:value-type="float" office:value="-1">
            <text:p>-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1"/>
          <table:table-cell table:formula="of:=SUMPRODUCT([.$B$3:.$AJ$3];[.B10:.AJ10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table:number-columns-repeated="4"/>
          <table:table-cell table:number-columns-repeated="3"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table:formula="of:=SUMPRODUCT([.$B$3:.$AJ$3];[.B11:.AJ11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3"/>
          <table:table-cell office:value-type="float" office:value="11">
            <text:p>1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number-columns-repeated="4"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 table:formula="of:=SUMPRODUCT([.$B$3:.$AJ$3];[.B12:.AJ12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6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/>
          <table:table-cell table:number-columns-repeated="3" office:value-type="float" office:value="-1">
            <text:p>-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table:formula="of:=SUMPRODUCT([.$B$3:.$AJ$3];[.B13:.AJ13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table:number-columns-repeated="4" office:value-type="float" office:value="-1">
            <text:p>-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PRODUCT([.$B$3:.$AJ$3];[.B14:.AJ14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6"/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PRODUCT([.$B$3:.$AJ$3];[.B15:.AJ15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 table:formula="of:=SUMPRODUCT([.$B$3:.$AJ$3];[.B16:.AJ16])" office:value-type="float" office:value="0">
            <text:p>0</text:p>
          </table:table-cell>
          <table:table-cell office:value-type="string">
            <text:p>=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6"/>
          <table:table-cell table:formula="of:=SUMPRODUCT([.$B$3:.$AJ$3];[.B17:.AJ17]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SUMPRODUCT([.$B$3:.$AJ$3];[.B18:.AJ18])" office:value-type="float" office:value="430">
            <text:p>43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20">20/10/2022</text:date>, <text:time>14:50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8T13:41:44.69</meta:creation-date>
    <dc:date>2022-10-20T14:44:34.59</dc:date>
    <meta:editing-duration>PT2H8M23S</meta:editing-duration>
    <meta:editing-cycles>5</meta:editing-cycles>
    <meta:generator>OpenOffice/4.1.13$Win32 OpenOffice.org_project/4113m1$Build-9810</meta:generator>
    <meta:document-statistic meta:table-count="3" meta:cell-count="463" meta:object-count="0"/>
  </office:meta>
</office:document-meta>
</file>